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W</mi>
            <mrow>
              <mspace width="2em"/>
              <mo stretchy="false">=</mo>
              <mrow>
                <mspace width="2em"/>
                <mo stretchy="false">−</mo>
                <mspace width="0.5em"/>
              </mrow>
            </mrow>
            <mi>N</mi>
            <mspace width="0.5em"/>
            <msub>
              <mi>k</mi>
              <mtext>B</mtext>
            </msub>
            <mspace width="0.5em"/>
            <mi>T</mi>
            <mspace width="0.5em"/>
            <mrow>
              <munderover>
                <mo stretchy="false">∫</mo>
                <mstyle mathsize="70%">
                  <mtext>Anfang</mtext>
                </mstyle>
                <mstyle mathsize="70%">
                  <mtext>Ende</mtext>
                </mstyle>
              </munderover>
              <mspace width="0.5em"/>
            </mrow>
            <mfrac>
              <mn>1</mn>
              <mi>V</mi>
            </mfrac>
            <mspace width="0.5em"/>
            <mtext>d</mtext>
            <mi>V</mi>
          </mrow>
        </mtd>
      </mtr>
      <mtr>
        <mtd>
          <mrow>
            <mrow>
              <mspace width="2em"/>
              <mo stretchy="false">=</mo>
              <mrow>
                <mspace width="2em"/>
                <mo stretchy="false">−</mo>
                <mspace width="0.5em"/>
              </mrow>
            </mrow>
            <mi>N</mi>
            <mspace width="0.5em"/>
            <msub>
              <mi>k</mi>
              <mtext>B</mtext>
            </msub>
            <mspace width="0.5em"/>
            <mi>T</mi>
            <mspace width="0.5em"/>
            <mrow>
              <mo fence="true" stretchy="true">(</mo>
              <mrow>
                <mrow>
                  <mi>ln</mi>
                  <mrow>
                    <mo fence="true" stretchy="false">|</mo>
                    <mrow>
                      <msub>
                        <mi>V</mi>
                        <mtext>Ende</mtext>
                      </msub>
                    </mrow>
                    <mo fence="true" stretchy="false">|</mo>
                  </mrow>
                  <mrow>
                    <mspace width="2em"/>
                    <mo stretchy="false">−</mo>
                    <mspace width="2em"/>
                  </mrow>
                  <mi>ln</mi>
                  <mrow>
                    <mo fence="true" stretchy="false">|</mo>
                    <mrow>
                      <msub>
                        <mi>V</mi>
                        <mtext>Anfang</mtext>
                      </msub>
                    </mrow>
                    <mo fence="true" stretchy="false">|</mo>
                  </mrow>
                </mrow>
              </mrow>
              <mo fence="true" stretchy="true">)</mo>
            </mrow>
            <mrow>
              <mspace width="2em"/>
              <mo stretchy="false">=</mo>
              <mrow>
                <mspace width="2em"/>
                <mo stretchy="false">−</mo>
                <mspace width="0.5em"/>
              </mrow>
            </mrow>
            <mi>N</mi>
            <mspace width="0.5em"/>
            <msub>
              <mi>k</mi>
              <mtext>B</mtext>
            </msub>
            <mspace width="0.5em"/>
            <mi>T</mi>
            <mspace width="0.5em"/>
            <mi>ln</mi>
            <mspace width="0.5em"/>
            <mrow>
              <mo fence="true" stretchy="true">|</mo>
              <mrow>
                <mfrac>
                  <msub>
                    <mi>V</mi>
                    <mtext>Ende</mtext>
                  </msub>
                  <msub>
                    <mi>V</mi>
                    <mtext>Anfang</mtext>
                  </msub>
                </mfrac>
              </mrow>
              <mo fence="true" stretchy="true">|</mo>
            </mrow>
          </mrow>
        </mtd>
      </mtr>
    </mtable>
    <annotation encoding="StarMath 5.0">W ~=~ - ` N ` k _"B" ` T ` 
int from size*0.7 "Anfang" to size*0.7 "Ende" ` 
1 over V ` "d" V newline 

~=~ - ` N ` k _"B" ` T ` 
left ( 
 ln lline V _"Ende" rline ~-~ ln lline V _"Anfang" rline 
right ) 
~=~ - ` N ` k _"B" ` T ` ln ` left lline V _"Ende" over V _"Anfang" right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2:50:16.871000000</meta:creation-date>
    <dc:date>2015-04-08T23:06:08.050000000</dc:date>
    <meta:editing-duration>PT20S</meta:editing-duration>
    <meta:editing-cycles>1</meta:editing-cycles>
    <meta:generator>LibreOffice/4.3.4.1$Windows_x86 LibreOffice_project/bc356b2f991740509f321d70e4512a6a54c5f243</meta:generator>
  </office:meta>
</office:document-meta>
</file>